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3.10444444444444cm" style:use-optimal-column-width="true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8" table:number-columns-repeated="16374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office:value-type="string" table:style-name="ce2">
            <text:p>備考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06T00:00:00" table:style-name="ce5">
            <text:p>1957/4/6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4T00:00:00" table:style-name="ce5">
            <text:p>1957/4/24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4-29T00:00:00" table:style-name="ce5">
            <text:p>1957/4/29</text:p>
          </table:table-cell>
          <table:table-cell office:value-type="string" table:style-name="ce2">
            <text:p>塚田正夫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3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清野静男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05-29T00:00:00" table:style-name="ce5">
            <text:p>1957/5/29</text:p>
          </table:table-cell>
          <table:table-cell office:value-type="string" table:style-name="ce2">
            <text:p>清野静男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九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南口繁一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04T00:00:00" table:style-name="ce7">
            <text:p>1957/10/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7-10-14T00:00:00" table:style-name="ce7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4">
            <text:p>重複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7-10-14T00:00:00" table:style-name="ce8">
            <text:p>1957/10/14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橋本三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C級2組</text:p>
          </table:table-cell>
          <table:table-cell table:number-columns-repeated="2" table:style-name="ce2"/>
          <table:table-cell office:value-type="string" table:style-name="ce6">
            <text:p>重複解消（日付不明）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3-26T00:00:00" table:style-name="ce5">
            <text:p>1958/3/26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04T00:00:00" table:style-name="ce5">
            <text:p>1958/4/4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1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58-04-12T00:00:00" table:style-name="ce5">
            <text:p>1958/4/12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第2局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4">
            <text:p>市川伸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1-11-02T00:00:00" table:style-name="ce5">
            <text:p>1961/11/2</text:p>
          </table:table-cell>
          <table:table-cell office:value-type="string" table:style-name="ce2">
            <text:p>市川伸</text:p>
          </table:table-cell>
          <table:table-cell office:value-type="string" table:style-name="ce2">
            <text:p>本間爽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office:value-type="string" table:style-name="ce6">
            <text:p>本間爽悦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09-14T00:00:00" table:style-name="ce5">
            <text:p>1962/9/14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2-10-02T00:00:00" table:style-name="ce5">
            <text:p>1962/10/2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4">
            <text:p>岡崎史明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5-11-10T00:00:00" table:style-name="ce5">
            <text:p>1965/11/10</text:p>
          </table:table-cell>
          <table:table-cell office:value-type="string" table:style-name="ce2">
            <text:p>岡崎史明</text:p>
          </table:table-cell>
          <table:table-cell office:value-type="string" table:style-name="ce2">
            <text:p>高島弘光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5期</text:p>
          </table:table-cell>
          <table:table-cell office:value-type="string" table:style-name="ce2">
            <text:p>二次予選</text:p>
          </table:table-cell>
          <table:table-cell office:value-type="string" table:style-name="ce2">
            <text:p>08組</text:p>
          </table:table-cell>
          <table:table-cell office:value-type="string" table:style-name="ce2">
            <text:p>01回戦</text:p>
          </table:table-cell>
          <table:table-cell office:value-type="string" table:style-name="ce6">
            <text:p>高島弘光 勝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06T00:00:00" table:style-name="ce5">
            <text:p>1967/2/6</text:p>
          </table:table-cell>
          <table:table-cell office:value-type="string" table:style-name="ce2">
            <text:p>佐伯昌優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7-02-15T00:00:00" table:style-name="ce5">
            <text:p>1967/2/15</text:p>
          </table:table-cell>
          <table:table-cell office:value-type="string" table:style-name="ce2">
            <text:p>佐藤大五郎</text:p>
          </table:table-cell>
          <table:table-cell office:value-type="string" table:style-name="ce2">
            <text:p>佐藤庄平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予選</text:p>
          </table:table-cell>
          <table:table-cell office:value-type="string" table:style-name="ce2">
            <text:p>04組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7-13T00:00:00" table:style-name="ce5">
            <text:p>1968/7/13</text:p>
          </table:table-cell>
          <table:table-cell office:value-type="string" table:style-name="ce2">
            <text:p>升田幸三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08-27T00:00:00" table:style-name="ce5">
            <text:p>1968/8/27</text:p>
          </table:table-cell>
          <table:table-cell office:value-type="string" table:style-name="ce2">
            <text:p>山田道美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0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0-18T00:00:00" table:style-name="ce5">
            <text:p>1968/10/18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山川次彦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1-19T00:00:00" table:style-name="ce5">
            <text:p>1968/11/19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6">
            <text:p>08組</text:p>
          </table:table-cell>
          <table:table-cell office:value-type="string" table:style-name="ce4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8-12-23T00:00:00" table:style-name="ce5">
            <text:p>1968/12/23</text:p>
          </table:table-cell>
          <table:table-cell office:value-type="string" table:style-name="ce2">
            <text:p>北村昌男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08期</text:p>
          </table:table-cell>
          <table:table-cell office:value-type="string" table:style-name="ce2">
            <text:p>二次予選</text:p>
          </table:table-cell>
          <table:table-cell office:value-type="string" table:style-name="ce4">
            <text:p>06組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5T00:00:00" table:style-name="ce5">
            <text:p>1969/8/25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69-08-28T00:00:00" table:style-name="ce5">
            <text:p>1969/8/28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07T00:00:00" table:style-name="ce5">
            <text:p>1970/7/7</text:p>
          </table:table-cell>
          <table:table-cell office:value-type="string" table:style-name="ce2">
            <text:p>大野源一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7-13T00:00:00" table:style-name="ce5">
            <text:p>1970/7/13</text:p>
          </table:table-cell>
          <table:table-cell office:value-type="string" table:style-name="ce2">
            <text:p>西村一義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1T00:00:00" table:style-name="ce5">
            <text:p>1970/8/11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8-19T00:00:00" table:style-name="ce5">
            <text:p>1970/8/19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4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09-28T00:00:00" table:style-name="ce5">
            <text:p>1970/9/28</text:p>
          </table:table-cell>
          <table:table-cell office:value-type="string" table:style-name="ce2">
            <text:p>田辺一郎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3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0-10-10T00:00:00" table:style-name="ce5">
            <text:p>1970/10/10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十段戦</text:p>
          </table:table-cell>
          <table:table-cell office:value-type="string" table:style-name="ce2">
            <text:p>第10期</text:p>
          </table:table-cell>
          <table:table-cell office:value-type="string" table:style-name="ce2">
            <text:p>一次予選</text:p>
          </table:table-cell>
          <table:table-cell office:value-type="string" table:style-name="ce6">
            <text:p>02組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5T00:00:00" table:style-name="ce5">
            <text:p>1971/8/25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1-08-27T00:00:00" table:style-name="ce5">
            <text:p>1971/8/27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2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09T00:00:00" table:style-name="ce5">
            <text:p>1972/8/9</text:p>
          </table:table-cell>
          <table:table-cell office:value-type="string" table:style-name="ce2">
            <text:p>板谷進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2-08-29T00:00:00" table:style-name="ce5">
            <text:p>1972/8/29</text:p>
          </table:table-cell>
          <table:table-cell office:value-type="string" table:style-name="ce2">
            <text:p>関根茂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7-29T00:00:00" table:style-name="ce5">
            <text:p>1976/7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6-08-10T00:00:00" table:style-name="ce5">
            <text:p>1976/8/10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7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7-07-05T00:00:00" table:style-name="ce5">
            <text:p>1977/7/5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二上達也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3T00:00:00" table:style-name="ce5">
            <text:p>1978/6/13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6-19T00:00:00" table:style-name="ce5">
            <text:p>1978/6/19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プレーオフ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大内延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19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13T00:00:00" table:style-name="ce5">
            <text:p>1978/7/13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森安秀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07-27T00:00:00" table:style-name="ce5">
            <text:p>1978/7/27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0-25T00:00:00" table:style-name="ce5">
            <text:p>1978/10/25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14T00:00:00" table:style-name="ce5">
            <text:p>1978/11/14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1-27T00:00:00" table:style-name="ce5">
            <text:p>1978/11/27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内藤國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2T00:00:00" table:style-name="ce5">
            <text:p>1978/12/12</text:p>
          </table:table-cell>
          <table:table-cell office:value-type="string" table:style-name="ce2">
            <text:p>芹沢博文</text:p>
          </table:table-cell>
          <table:table-cell office:value-type="string" table:style-name="ce2">
            <text:p>丸田祐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3T00:00:00" table:style-name="ce5">
            <text:p>1978/12/13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酒井順吉</text:p>
          </table:table-cell>
          <table:table-cell office:value-type="string" table:style-name="ce2">
            <text:p>小阪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19T00:00:00" table:style-name="ce5">
            <text:p>1978/12/19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8-12-21T00:00:00" table:style-name="ce5">
            <text:p>1978/12/21</text:p>
          </table:table-cell>
          <table:table-cell office:value-type="string" table:style-name="ce2">
            <text:p>松田茂役</text:p>
          </table:table-cell>
          <table:table-cell office:value-type="string" table:style-name="ce2">
            <text:p>宮坂幸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1-31T00:00:00" table:style-name="ce5">
            <text:p>1979/1/31</text:p>
          </table:table-cell>
          <table:table-cell office:value-type="string" table:style-name="ce2">
            <text:p>角田三男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7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鈴木輝彦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木村嘉孝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01T00:00:00" table:style-name="ce5">
            <text:p>1979/6/1</text:p>
          </table:table-cell>
          <table:table-cell office:value-type="string" table:style-name="ce2">
            <text:p>椎橋金司</text:p>
          </table:table-cell>
          <table:table-cell office:value-type="string" table:style-name="ce2">
            <text:p>高田丈資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1T00:00:00" table:style-name="ce5">
            <text:p>1979/6/21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田中寅彦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7T00:00:00" table:style-name="ce5">
            <text:p>1979/6/27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勝浦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6-29T00:00:00" table:style-name="ce5">
            <text:p>1979/6/2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有吉道夫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7-05T00:00:00" table:style-name="ce5">
            <text:p>1979/7/5</text:p>
          </table:table-cell>
          <table:table-cell office:value-type="string" table:style-name="ce2">
            <text:p>菊地常夫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04T00:00:00" table:style-name="ce5">
            <text:p>1979/9/4</text:p>
          </table:table-cell>
          <table:table-cell office:value-type="string" table:style-name="ce2">
            <text:p>佐瀬勇次</text:p>
          </table:table-cell>
          <table:table-cell office:value-type="string" table:style-name="ce2">
            <text:p>灘蓮照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09-18T00:00:00" table:style-name="ce5">
            <text:p>1979/9/18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0-22T00:00:00" table:style-name="ce5">
            <text:p>1979/10/22</text:p>
          </table:table-cell>
          <table:table-cell office:value-type="string" table:style-name="ce2">
            <text:p>山中和正</text:p>
          </table:table-cell>
          <table:table-cell office:value-type="string" table:style-name="ce2">
            <text:p>小林健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13T00:00:00" table:style-name="ce5">
            <text:p>1979/11/13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木下晃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坪内利幸</text:p>
          </table:table-cell>
          <table:table-cell office:value-type="string" table:style-name="ce2">
            <text:p>松下力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1T00:00:00" table:style-name="ce5">
            <text:p>1979/11/21</text:p>
          </table:table-cell>
          <table:table-cell office:value-type="string" table:style-name="ce2">
            <text:p>大原英二</text:p>
          </table:table-cell>
          <table:table-cell office:value-type="string" table:style-name="ce2">
            <text:p>富沢幹雄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1-29T00:00:00" table:style-name="ce5">
            <text:p>1979/11/29</text:p>
          </table:table-cell>
          <table:table-cell office:value-type="string" table:style-name="ce2">
            <text:p>関屋喜代作</text:p>
          </table:table-cell>
          <table:table-cell office:value-type="string" table:style-name="ce2">
            <text:p>南口繁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4">
            <text:p>05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79-12-17T00:00:00" table:style-name="ce5">
            <text:p>1979/12/17</text:p>
          </table:table-cell>
          <table:table-cell office:value-type="string" table:style-name="ce2">
            <text:p>五十嵐豊一</text:p>
          </table:table-cell>
          <table:table-cell office:value-type="string" table:style-name="ce2">
            <text:p>若松政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1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1-21T00:00:00" table:style-name="ce5">
            <text:p>1980/1/2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1T00:00:00" table:style-name="ce5">
            <text:p>1980/2/1</text:p>
          </table:table-cell>
          <table:table-cell office:value-type="string" table:style-name="ce2">
            <text:p>桐谷広人</text:p>
          </table:table-cell>
          <table:table-cell office:value-type="string" table:style-name="ce2">
            <text:p>坂口允彦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05T00:00:00" table:style-name="ce5">
            <text:p>1980/2/5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大島映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宮田利男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19T00:00:00" table:style-name="ce5">
            <text:p>1980/2/19</text:p>
          </table:table-cell>
          <table:table-cell office:value-type="string" table:style-name="ce2">
            <text:p>小野修一</text:p>
          </table:table-cell>
          <table:table-cell office:value-type="string" table:style-name="ce2">
            <text:p>武者野勝巳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0-02-27T00:00:00" table:style-name="ce5">
            <text:p>1980/2/27</text:p>
          </table:table-cell>
          <table:table-cell office:value-type="string" table:style-name="ce2">
            <text:p>福崎文吾</text:p>
          </table:table-cell>
          <table:table-cell office:value-type="string" table:style-name="ce2">
            <text:p>下平幸男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8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0-03-17T00:00:00" table:style-name="ce5">
            <text:p>1980/3/17</text:p>
          </table:table-cell>
          <table:table-cell office:value-type="string" table:style-name="ce2">
            <text:p>青木清</text:p>
          </table:table-cell>
          <table:table-cell office:value-type="string" table:style-name="ce2">
            <text:p>小堀清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07T00:00:00" table:style-name="ce5">
            <text:p>1984/8/7</text:p>
          </table:table-cell>
          <table:table-cell office:value-type="string" table:style-name="ce2">
            <text:p>桐山清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4-08-31T00:00:00" table:style-name="ce5">
            <text:p>1984/8/31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3T00:00:00" table:style-name="ce5">
            <text:p>1987/6/3</text:p>
          </table:table-cell>
          <table:table-cell office:value-type="string" table:style-name="ce2">
            <text:p>西川慶二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08T00:00:00" table:style-name="ce5">
            <text:p>1987/6/8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7-06-16T00:00:00" table:style-name="ce5">
            <text:p>1987/6/16</text:p>
          </table:table-cell>
          <table:table-cell office:value-type="string" table:style-name="ce2">
            <text:p>米長邦雄</text:p>
          </table:table-cell>
          <table:table-cell office:value-type="string" table:style-name="ce2">
            <text:p>森雞二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2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4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2-14T00:00:00" table:style-name="ce5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4-11T00:00:00" table:style-name="ce5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4">
            <text:p>ランキング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89-06-19T00:00:00" table:style-name="ce5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6">
            <text:p>3位出場者決定戦</text:p>
          </table:table-cell>
          <table:table-cell office:value-type="string" table:style-name="ce2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白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2-25T00:00:00" table:style-name="ce5">
            <text:p>1992/2/25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村山聖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紅組</text:p>
          </table:table-cell>
          <table:table-cell office:value-type="string" table:style-name="ce2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09T00:00:00" table:style-name="ce5">
            <text:p>1992/3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大山康晴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19T00:00:00" table:style-name="ce5">
            <text:p>1992/3/1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南芳一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3-25T00:00:00" table:style-name="ce5">
            <text:p>1992/3/25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50期</text:p>
          </table:table-cell>
          <table:table-cell office:value-type="string" table:style-name="ce2">
            <text:p>A級</text:p>
          </table:table-cell>
          <table:table-cell office:value-type="string" table:style-name="ce2">
            <text:p>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8T00:00:00" table:style-name="ce5">
            <text:p>1992/6/18</text:p>
          </table:table-cell>
          <table:table-cell office:value-type="string" table:style-name="ce2">
            <text:p>富岡英作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19T00:00:00" table:style-name="ce5">
            <text:p>1992/6/19</text:p>
          </table:table-cell>
          <table:table-cell office:value-type="string" table:style-name="ce2">
            <text:p>加藤一二三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2-06-26T00:00:00" table:style-name="ce5">
            <text:p>1992/6/26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3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4-02-22T00:00:00" table:style-name="ce5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09T00:00:00" table:style-name="ce5">
            <text:p>1995/6/9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5-06-16T00:00:00" table:style-name="ce5">
            <text:p>1995/6/16</text:p>
          </table:table-cell>
          <table:table-cell office:value-type="string" table:style-name="ce2">
            <text:p>中原誠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6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7-14T00:00:00" table:style-name="ce5">
            <text:p>1997/7/14</text:p>
          </table:table-cell>
          <table:table-cell office:value-type="string" table:style-name="ce2">
            <text:p>藤井猛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style-name="ce4"/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7-08-06T00:00:00" table:style-name="ce5">
            <text:p>1997/8/6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38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紅組残留決定戦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09T00:00:00" table:style-name="ce5">
            <text:p>1999/6/9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1T00:00:00" table:style-name="ce5">
            <text:p>1999/6/11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高橋道雄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table:style-name="ce4"/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1999-06-18T00:00:00" table:style-name="ce5">
            <text:p>1999/6/18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0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2">
            <text:p>白組プレーオフ</text:p>
          </table:table-cell>
          <table:table-cell office:value-type="string" table:style-name="ce6">
            <text:p>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4">
            <text:p>ランキング戦</text:p>
          </table:table-cell>
          <table:table-cell office:value-type="string" table:style-name="ce4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4-11T00:00:00" table:style-name="ce5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6">
            <text:p>昇級者決定戦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06-09T00:00:00" table:style-name="ce5">
            <text:p>2000/6/9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王位戦</text:p>
          </table:table-cell>
          <table:table-cell office:value-type="string" table:style-name="ce2">
            <text:p>第41期</text:p>
          </table:table-cell>
          <table:table-cell office:value-type="string" table:style-name="ce2">
            <text:p>挑戦者決定リーグ</text:p>
          </table:table-cell>
          <table:table-cell office:value-type="string" table:style-name="ce6">
            <text:p>白組残留決定戦</text:p>
          </table:table-cell>
          <table:table-cell table:number-columns-repeated="2"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4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0-10-25T00:00:00" table:style-name="ce5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6">
            <text:p>準決勝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6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2-11-19T00:00:00" table:style-name="ce5">
            <text:p>2002/11/19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伊藤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7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08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1-21T00:00:00" table:style-name="ce5">
            <text:p>2003/1/2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09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4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03-03-11T00:00:00" table:style-name="ce5">
            <text:p>2003/3/11</text:p>
          </table:table-cell>
          <table:table-cell office:value-type="string" table:style-name="ce2">
            <text:p>渡辺明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61期</text:p>
          </table:table-cell>
          <table:table-cell office:value-type="string" table:style-name="ce2">
            <text:p>C級2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2-01-20T00:00:00" table:style-name="ce5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09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4-12-25T00:00:00" table:style-name="ce5">
            <text:p>2014/12/2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0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0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1-08T00:00:00" table:style-name="ce5">
            <text:p>2015/1/8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1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山崎隆之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2-19T00:00:00" table:style-name="ce5">
            <text:p>2015/2/19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4">
            <text:p>12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豊島将之</text:p>
          </table:table-cell>
          <table:table-cell office:value-type="string" table:style-name="ce5">
            <text:p>畠山鎮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5"/>
          <table:table-cell office:value-type="string" table:style-name="ce6">
            <text:p>13回戦</text:p>
          </table:table-cell>
          <table:table-cell table:style-name="ce5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村山慈明</text:p>
          </table:table-cell>
          <table:table-cell office:value-type="string" table:style-name="ce5">
            <text:p>屋敷伸之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木村一基</text:p>
          </table:table-cell>
          <table:table-cell office:value-type="string" table:style-name="ce5">
            <text:p>松尾歩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飯塚祐紀</text:p>
          </table:table-cell>
          <table:table-cell office:value-type="string" table:style-name="ce5">
            <text:p>藤井猛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丸山忠久</text:p>
          </table:table-cell>
          <table:table-cell office:value-type="string" table:style-name="ce5">
            <text:p>佐藤天彦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3-05T00:00:00" table:style-name="ce5">
            <text:p>2015/3/5</text:p>
          </table:table-cell>
          <table:table-cell office:value-type="string" table:style-name="ce5">
            <text:p>谷川浩司</text:p>
          </table:table-cell>
          <table:table-cell office:value-type="string" table:style-name="ce5">
            <text:p>橋本崇載</text:p>
          </table:table-cell>
          <table:table-cell office:value-type="string" table:style-name="ce5">
            <text:p>順位戦</text:p>
          </table:table-cell>
          <table:table-cell office:value-type="string" table:style-name="ce5">
            <text:p>第73期</text:p>
          </table:table-cell>
          <table:table-cell office:value-type="string" table:style-name="ce5">
            <text:p>B級1組</text:p>
          </table:table-cell>
          <table:table-cell table:style-name="ce2"/>
          <table:table-cell office:value-type="string" table:style-name="ce6">
            <text:p>1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18T00:00:00" table:style-name="ce5">
            <text:p>2015/9/18</text:p>
          </table:table-cell>
          <table:table-cell office:value-type="string" table:style-name="ce2">
            <text:p>澤田真吾</text:p>
          </table:table-cell>
          <table:table-cell office:value-type="string" table:style-name="ce2">
            <text:p>佐々木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A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髙野秀行</text:p>
          </table:table-cell>
          <table:table-cell office:value-type="string" table:style-name="ce2">
            <text:p>伊藤博文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5-09-23T00:00:00" table:style-name="ce5">
            <text:p>2015/9/23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1回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4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1-20T00:00:00" table:style-name="ce5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三枚堂達也</text:p>
          </table:table-cell>
          <table:table-cell office:value-type="string" table:style-name="ce2">
            <text:p>都成竜馬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3T00:00:00" table:style-name="ce5">
            <text:p>2016/6/13</text:p>
          </table:table-cell>
          <table:table-cell office:value-type="string" table:style-name="ce2">
            <text:p>門倉啓太</text:p>
          </table:table-cell>
          <table:table-cell office:value-type="string" table:style-name="ce2">
            <text:p>梶浦宏孝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4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髙野智史</text:p>
          </table:table-cell>
          <table:table-cell office:value-type="string" table:style-name="ce2">
            <text:p>藤森哲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今泉健司</text:p>
          </table:table-cell>
          <table:table-cell office:value-type="string" table:style-name="ce2">
            <text:p>増田康宏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竹内雄悟</text:p>
          </table:table-cell>
          <table:table-cell office:value-type="string" table:style-name="ce2">
            <text:p>佐々木大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6-06-15T00:00:00" table:style-name="ce5">
            <text:p>2016/6/15</text:p>
          </table:table-cell>
          <table:table-cell office:value-type="string" table:style-name="ce2">
            <text:p>石田直裕</text:p>
          </table:table-cell>
          <table:table-cell office:value-type="string" table:style-name="ce2">
            <text:p>星野良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2回</text:p>
          </table:table-cell>
          <table:table-cell office:value-type="string" table:style-name="ce2">
            <text:p>四段戦</text:p>
          </table:table-cell>
          <table:table-cell table:style-name="ce2"/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中秀史</text:p>
          </table:table-cell>
          <table:table-cell office:value-type="string" table:style-name="ce2">
            <text:p>金井恒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2T00:00:00" table:style-name="ce5">
            <text:p>2017/6/22</text:p>
          </table:table-cell>
          <table:table-cell office:value-type="string" table:style-name="ce2">
            <text:p>村田智弘</text:p>
          </table:table-cell>
          <table:table-cell office:value-type="string" table:style-name="ce2">
            <text:p>八代弥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大平武洋</text:p>
          </table:table-cell>
          <table:table-cell office:value-type="string" table:style-name="ce2">
            <text:p>髙﨑一生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3T00:00:00" table:style-name="ce5">
            <text:p>2017/6/23</text:p>
          </table:table-cell>
          <table:table-cell office:value-type="string" table:style-name="ce2">
            <text:p>川上猛</text:p>
          </table:table-cell>
          <table:table-cell office:value-type="string" table:style-name="ce2">
            <text:p>大石直嗣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船江恒平</text:p>
          </table:table-cell>
          <table:table-cell office:value-type="string" table:style-name="ce2">
            <text:p>佐藤和俊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8T00:00:00" table:style-name="ce5">
            <text:p>2017/6/28</text:p>
          </table:table-cell>
          <table:table-cell office:value-type="string" table:style-name="ce2">
            <text:p>永瀬拓矢</text:p>
          </table:table-cell>
          <table:table-cell office:value-type="string" table:style-name="ce2">
            <text:p>宮田敦史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4">
            <text:p>B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小林裕士</text:p>
          </table:table-cell>
          <table:table-cell office:value-type="string" table:style-name="ce2">
            <text:p>平藤眞吾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矢倉規広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中座真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29T00:00:00" table:style-name="ce5">
            <text:p>2017/6/29</text:p>
          </table:table-cell>
          <table:table-cell office:value-type="string" table:style-name="ce2">
            <text:p>佐藤秀司</text:p>
          </table:table-cell>
          <table:table-cell office:value-type="string" table:style-name="ce2">
            <text:p>佐藤紳哉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長沼洋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木下浩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6-30T00:00:00" table:style-name="ce5">
            <text:p>2017/6/30</text:p>
          </table:table-cell>
          <table:table-cell office:value-type="string" table:style-name="ce2">
            <text:p>中田功</text:p>
          </table:table-cell>
          <table:table-cell office:value-type="string" table:style-name="ce2">
            <text:p>北島忠雄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4T00:00:00" table:style-name="ce5">
            <text:p>2017/7/4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所司和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阿部光瑠</text:p>
          </table:table-cell>
          <table:table-cell office:value-type="string" table:style-name="ce2">
            <text:p>片上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07T00:00:00" table:style-name="ce5">
            <text:p>2017/7/7</text:p>
          </table:table-cell>
          <table:table-cell office:value-type="string" table:style-name="ce2">
            <text:p>近藤正和</text:p>
          </table:table-cell>
          <table:table-cell office:value-type="string" table:style-name="ce2">
            <text:p>千田翔太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7-28T00:00:00" table:style-name="ce5">
            <text:p>2017/7/28</text:p>
          </table:table-cell>
          <table:table-cell office:value-type="string" table:style-name="ce2">
            <text:p>小倉久史</text:p>
          </table:table-cell>
          <table:table-cell office:value-type="string" table:style-name="ce2">
            <text:p>飯島栄治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table:style-name="ce4"/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15T00:00:00" table:style-name="ce5">
            <text:p>2017/8/15</text:p>
          </table:table-cell>
          <table:table-cell office:value-type="string" table:style-name="ce2">
            <text:p>勝又清和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六段戦</text:p>
          </table:table-cell>
          <table:table-cell office:value-type="string" table:style-name="ce6">
            <text:p>Aブロック</text:p>
          </table:table-cell>
          <table:table-cell office:value-type="string" table:style-name="ce2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8-30T00:00:00" table:style-name="ce5">
            <text:p>2017/8/30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01T00:00:00" table:style-name="ce5">
            <text:p>2017/9/1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三浦弘行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3T00:00:00" table:style-name="ce5">
            <text:p>2017/9/13</text:p>
          </table:table-cell>
          <table:table-cell office:value-type="string" table:style-name="ce2">
            <text:p>佐藤康光</text:p>
          </table:table-cell>
          <table:table-cell office:value-type="string" table:style-name="ce2">
            <text:p>久保利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3回戦</text:p>
          </table:table-cell>
          <table:table-cell table:style-name="ce2"/>
          <table:table-cell table:number-columns-repeated="16374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4" table:style-name="ce2"/>
          <table:table-cell table:number-columns-repeated="16371" table:style-name="ce3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田村康介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14T00:00:00" table:style-name="ce5">
            <text:p>2017/9/14</text:p>
          </table:table-cell>
          <table:table-cell office:value-type="string" table:style-name="ce2">
            <text:p>村山慈明</text:p>
          </table:table-cell>
          <table:table-cell office:value-type="string" table:style-name="ce2">
            <text:p>阿部健治郎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2回戦</text:p>
          </table:table-cell>
          <table:table-cell table:number-columns-repeated="3" table:style-name="ce2"/>
          <table:table-cell office:value-type="string" table:style-name="ce2">
            <text:p>-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09-22T00:00:00" table:style-name="ce5">
            <text:p>2017/9/22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4">
            <text:p>C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3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6">
            <text:p>Bブロック</text:p>
          </table:table-cell>
          <table:table-cell office:value-type="string" table:style-name="ce2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14T00:00:00" table:style-name="ce5">
            <text:p>2017/10/14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豊島将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3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決勝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5T00:00:00" table:style-name="ce5">
            <text:p>2017/10/25</text:p>
          </table:table-cell>
          <table:table-cell office:value-type="string" table:style-name="ce2">
            <text:p>屋敷伸之</text:p>
          </table:table-cell>
          <table:table-cell office:value-type="string" table:style-name="ce2">
            <text:p>行方尚史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4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0-26T00:00:00" table:style-name="ce5">
            <text:p>2017/10/26</text:p>
          </table:table-cell>
          <table:table-cell office:value-type="string" table:style-name="ce2">
            <text:p>深浦康市</text:p>
          </table:table-cell>
          <table:table-cell office:value-type="string" table:style-name="ce2">
            <text:p>羽生善治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A級</text:p>
          </table:table-cell>
          <table:table-cell table:style-name="ce2"/>
          <table:table-cell office:value-type="string" table:style-name="ce6">
            <text:p>05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7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7-11-10T00:00:00" table:style-name="ce5">
            <text:p>2017/11/10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太地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06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4">
            <text:p>09回戦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4T00:00:00" table:style-name="ce5">
            <text:p>2018/3/4</text:p>
          </table:table-cell>
          <table:table-cell office:value-type="string" table:style-name="ce2">
            <text:p>森下卓</text:p>
          </table:table-cell>
          <table:table-cell office:value-type="string" table:style-name="ce2">
            <text:p>中村修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2組</text:p>
          </table:table-cell>
          <table:table-cell table:style-name="ce2"/>
          <table:table-cell office:value-type="string" table:style-name="ce6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4">
            <text:p>10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山崎隆之</text:p>
          </table:table-cell>
          <table:table-cell office:value-type="string" table:style-name="ce2">
            <text:p>斎藤慎太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糸谷哲郎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郷田真隆</text:p>
          </table:table-cell>
          <table:table-cell office:value-type="string" table:style-name="ce2">
            <text:p>橋本崇載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3-09T00:00:00" table:style-name="ce5">
            <text:p>2018/3/9</text:p>
          </table:table-cell>
          <table:table-cell office:value-type="string" table:style-name="ce2">
            <text:p>丸山忠久</text:p>
          </table:table-cell>
          <table:table-cell office:value-type="string" table:style-name="ce2">
            <text:p>菅井竜也</text:p>
          </table:table-cell>
          <table:table-cell office:value-type="string" table:style-name="ce2">
            <text:p>順位戦</text:p>
          </table:table-cell>
          <table:table-cell office:value-type="string" table:style-name="ce2">
            <text:p>第76期</text:p>
          </table:table-cell>
          <table:table-cell office:value-type="string" table:style-name="ce2">
            <text:p>B級1組</text:p>
          </table:table-cell>
          <table:table-cell table:style-name="ce2"/>
          <table:table-cell office:value-type="string" table:style-name="ce6">
            <text:p>1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4T00:00:00" table:style-name="ce5">
            <text:p>2018/7/4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広瀬章人</text:p>
          </table:table-cell>
          <table:table-cell office:value-type="string" table:style-name="ce2">
            <text:p>中川大輔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05T00:00:00" table:style-name="ce5">
            <text:p>2018/7/5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北浜健介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2T00:00:00" table:style-name="ce5">
            <text:p>2018/7/12</text:p>
          </table:table-cell>
          <table:table-cell office:value-type="string" table:style-name="ce2">
            <text:p>日浦市郎</text:p>
          </table:table-cell>
          <table:table-cell office:value-type="string" table:style-name="ce2">
            <text:p>中田宏樹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17T00:00:00" table:style-name="ce5">
            <text:p>2018/7/17</text:p>
          </table:table-cell>
          <table:table-cell office:value-type="string" table:style-name="ce2">
            <text:p>阿久津主税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B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7-25T00:00:00" table:style-name="ce5">
            <text:p>2018/7/25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阿部隆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4T00:00:00" table:style-name="ce5">
            <text:p>2018/8/4</text:p>
          </table:table-cell>
          <table:table-cell office:value-type="string" table:style-name="ce2">
            <text:p>松尾歩</text:p>
          </table:table-cell>
          <table:table-cell office:value-type="string" table:style-name="ce2">
            <text:p>稲葉陽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8-08-07T00:00:00" table:style-name="ce5">
            <text:p>2018/8/7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畠山成幸</text:p>
          </table:table-cell>
          <table:table-cell office:value-type="string" table:style-name="ce2">
            <text:p>叡王戦</text:p>
          </table:table-cell>
          <table:table-cell office:value-type="string" table:style-name="ce2">
            <text:p>第04期</text:p>
          </table:table-cell>
          <table:table-cell office:value-type="string" table:style-name="ce2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6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2-15T00:00:00" table:style-name="ce5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6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4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7-08T00:00:00" table:style-name="ce5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6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誤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4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正</text:p>
          </table:table-cell>
          <table:table-cell office:value-type="date" office:date-value="2019-08-08T00:00:00" table:style-name="ce5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6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number-rows-repeated="1048191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384" table:display-filter-buttons="tru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6T12:33:30Z</dc:date>
    <meta:user-defined meta:name="WorkbookGuid">dfd2ee33-1efe-4fa1-a778-61e8eb1776c8</meta:user-defined>
  </office:meta>
</office:document-meta>
</file>